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4.544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1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6.759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6.011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3 One</text:p>
          </table:table-cell>
          <table:table-cell table:style-name="ce2" table:number-columns-repeated="2"/>
          <table:table-cell table:style-name="ce2" office:value-type="string">
            <text:p>TST_GOODFAMAL1</text:p>
          </table:table-cell>
          <table:table-cell table:style-name="ce2" table:number-columns-repeated="25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GoodAl1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8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constantCompute10():TST_NUMBER1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9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constantCompute12():TST_NUMBER2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3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Default"/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4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4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1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Default"/>
          <table:table-cell table:style-name="ce5" table:number-columns-repeated="243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3 Two</text:p>
          </table:table-cell>
          <table:table-cell table:style-name="ce2" table:number-columns-repeated="2"/>
          <table:table-cell table:style-name="ce2" office:value-type="string">
            <text:p>TST_GOODFAMAL2</text:p>
          </table:table-cell>
          <table:table-cell table:style-name="ce2" table:number-columns-repeated="25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GoodAl2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23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constantCompute1():TST_NUMBER1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24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constantCompute2():TST_NUMBER2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3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25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Default"/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4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4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26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Default"/>
          <table:table-cell table:style-name="ce5" table:number-columns-repeated="243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23/04/2012</text:date>, <text:time>15:3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3T15:36:15</dc:date>
    <dc:creator>Eric Brison</dc:creator>
    <meta:generator>LibreOffice/3.4$Linux LibreOffice_project/340m1$Build-402</meta:generator>
    <meta:editing-duration>P2DT10H45S</meta:editing-duration>
    <meta:editing-cycles>59</meta:editing-cycles>
    <meta:document-statistic meta:table-count="1" meta:cell-count="182" meta:object-count="0"/>
  </office:meta>
</office:document-meta>
</file>